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URW Palladio L" svg:font-family="'URW Palladio L'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3" style:family="table">
      <style:table-properties style:width="17.595cm" fo:margin-left="0cm" table:align="left"/>
    </style:style>
    <style:style style:name="Tabla3.A" style:family="table-column">
      <style:table-column-properties style:column-width="4.397cm"/>
    </style:style>
    <style:style style:name="Tabla3.D" style:family="table-column">
      <style:table-column-properties style:column-width="4.403cm"/>
    </style:style>
    <style:style style:name="Tab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D1" style:family="table-cell">
      <style:table-cell-properties fo:padding="0.097cm" fo:border="0.002cm solid #000000"/>
    </style:style>
    <style:style style:name="Tabla3.A2" style:family="table-cell">
      <style:table-cell-properties fo:padding="0.097cm" fo:border-left="0.002cm solid #000000" fo:border-right="none" fo:border-top="none" fo:border-bottom="0.002cm solid #000000"/>
    </style:style>
    <style:style style:name="Tab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595cm" fo:margin-left="0cm" table:align="left"/>
    </style:style>
    <style:style style:name="Tabla4.A" style:family="table-column">
      <style:table-column-properties style:column-width="4.397cm"/>
    </style:style>
    <style:style style:name="Tabla4.D" style:family="table-column">
      <style:table-column-properties style:column-width="4.403cm"/>
    </style:style>
    <style:style style:name="Tab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.D1" style:family="table-cell">
      <style:table-cell-properties fo:padding="0.097cm" fo:border="0.002cm solid #000000"/>
    </style:style>
    <style:style style:name="Tabla4.A2" style:family="table-cell">
      <style:table-cell-properties fo:padding="0.097cm" fo:border-left="0.002cm solid #000000" fo:border-right="none" fo:border-top="none" fo:border-bottom="0.002cm solid #000000"/>
    </style:style>
    <style:style style:name="Tabla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4.397cm"/>
    </style:style>
    <style:style style:name="Table1.D" style:family="table-column">
      <style:table-column-properties style:column-width="4.403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7.595cm" fo:margin-left="0cm" table:align="left"/>
    </style:style>
    <style:style style:name="Tabla2.A" style:family="table-column">
      <style:table-column-properties style:column-width="4.397cm"/>
    </style:style>
    <style:style style:name="Tabla2.D" style:family="table-column">
      <style:table-column-properties style:column-width="4.403cm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1" style:family="table-cell">
      <style:table-cell-properties fo:padding="0.097cm" fo:border="0.002cm solid #000000"/>
    </style:style>
    <style:style style:name="Tabla2.A2" style:family="table-cell">
      <style:table-cell-properties fo:padding="0.097cm" fo:border-left="0.002cm solid #000000" fo:border-right="none" fo:border-top="none" fo:border-bottom="0.002cm solid #000000"/>
    </style:style>
    <style:style style:name="Tab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17.595cm" fo:margin-left="0cm" table:align="left"/>
    </style:style>
    <style:style style:name="Tabla5.A" style:family="table-column">
      <style:table-column-properties style:column-width="4.397cm"/>
    </style:style>
    <style:style style:name="Tabla5.D" style:family="table-column">
      <style:table-column-properties style:column-width="4.403cm"/>
    </style:style>
    <style:style style:name="Tab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D1" style:family="table-cell">
      <style:table-cell-properties fo:padding="0.097cm" fo:border="0.002cm solid #000000"/>
    </style:style>
    <style:style style:name="Tabla5.A2" style:family="table-cell">
      <style:table-cell-properties fo:padding="0.097cm" fo:border-left="0.002cm solid #000000" fo:border-right="none" fo:border-top="none" fo:border-bottom="0.002cm solid #000000"/>
    </style:style>
    <style:style style:name="Tabla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" style:family="table">
      <style:table-properties style:width="17.595cm" fo:margin-left="0cm" table:align="left"/>
    </style:style>
    <style:style style:name="Tabla6.A" style:family="table-column">
      <style:table-column-properties style:column-width="4.397cm"/>
    </style:style>
    <style:style style:name="Tabla6.D" style:family="table-column">
      <style:table-column-properties style:column-width="4.403cm"/>
    </style:style>
    <style:style style:name="Tabla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.D1" style:family="table-cell">
      <style:table-cell-properties fo:padding="0.097cm" fo:border="0.002cm solid #000000"/>
    </style:style>
    <style:style style:name="Tabla6.A2" style:family="table-cell">
      <style:table-cell-properties fo:padding="0.097cm" fo:border-left="0.002cm solid #000000" fo:border-right="none" fo:border-top="none" fo:border-bottom="0.002cm solid #000000"/>
    </style:style>
    <style:style style:name="Tabla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" style:family="table">
      <style:table-properties style:width="17.595cm" fo:margin-left="0cm" table:align="left"/>
    </style:style>
    <style:style style:name="Tabla1.A" style:family="table-column">
      <style:table-column-properties style:column-width="4.397cm"/>
    </style:style>
    <style:style style:name="Tabla1.D" style:family="table-column">
      <style:table-column-properties style:column-width="4.403cm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paragraph-rsid="00115efc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paragraph-rsid="001542ca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paragraph-rsid="00160807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paragraph-rsid="001753b6" style:font-weight-asian="bold" style:font-weight-complex="bold"/>
    </style:style>
    <style:style style:name="P7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justify" style:justify-single-word="false"/>
      <style:text-properties fo:font-weight="bold" officeooo:paragraph-rsid="00115efc" style:font-weight-asian="bold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fo:font-weight="bold" officeooo:paragraph-rsid="001542ca" style:font-weight-asian="bold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fo:font-weight="bold" officeooo:paragraph-rsid="00160807" style:font-weight-asian="bold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fo:font-weight="bold" officeooo:paragraph-rsid="001753b6" style:font-weight-asian="bold" style:font-weight-complex="bold"/>
    </style:style>
    <style:style style:name="P12" style:family="paragraph" style:parent-style-name="Table_20_Contents">
      <style:text-properties fo:font-weight="bold" officeooo:paragraph-rsid="00115efc" style:font-weight-asian="bold" style:font-weight-complex="bold"/>
    </style:style>
    <style:style style:name="P13" style:family="paragraph" style:parent-style-name="Table_20_Contents">
      <style:text-properties fo:font-weight="bold" officeooo:paragraph-rsid="001542ca" style:font-weight-asian="bold" style:font-weight-complex="bold"/>
    </style:style>
    <style:style style:name="P14" style:family="paragraph" style:parent-style-name="Table_20_Contents">
      <style:text-properties fo:font-weight="bold" officeooo:paragraph-rsid="00160807" style:font-weight-asian="bold" style:font-weight-complex="bold"/>
    </style:style>
    <style:style style:name="P15" style:family="paragraph" style:parent-style-name="Table_20_Contents">
      <style:text-properties fo:font-weight="bold" officeooo:paragraph-rsid="001753b6" style:font-weight-asian="bold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fo:font-weight="normal" style:font-weight-asian="normal" style:font-weight-complex="normal"/>
    </style:style>
    <style:style style:name="P17" style:family="paragraph" style:parent-style-name="Table_20_Contents">
      <style:paragraph-properties fo:text-align="justify" style:justify-single-word="false"/>
      <style:text-properties fo:font-weight="normal" officeooo:paragraph-rsid="00115efc" style:font-weight-asian="normal" style:font-weight-complex="normal"/>
    </style:style>
    <style:style style:name="P18" style:family="paragraph" style:parent-style-name="Table_20_Contents">
      <style:paragraph-properties fo:text-align="justify" style:justify-single-word="false"/>
      <style:text-properties fo:font-weight="normal" officeooo:paragraph-rsid="00144a7a" style:font-weight-asian="normal" style:font-weight-complex="normal"/>
    </style:style>
    <style:style style:name="P19" style:family="paragraph" style:parent-style-name="Table_20_Contents">
      <style:paragraph-properties fo:text-align="justify" style:justify-single-word="false"/>
      <style:text-properties fo:font-weight="normal" officeooo:paragraph-rsid="001542ca" style:font-weight-asian="normal" style:font-weight-complex="normal"/>
    </style:style>
    <style:style style:name="P20" style:family="paragraph" style:parent-style-name="Table_20_Contents">
      <style:paragraph-properties fo:text-align="justify" style:justify-single-word="false"/>
      <style:text-properties fo:font-weight="normal" officeooo:paragraph-rsid="00160807" style:font-weight-asian="normal" style:font-weight-complex="normal"/>
    </style:style>
    <style:style style:name="P21" style:family="paragraph" style:parent-style-name="Table_20_Contents">
      <style:paragraph-properties fo:text-align="justify" style:justify-single-word="false"/>
      <style:text-properties fo:font-weight="normal" officeooo:paragraph-rsid="001753b6" style:font-weight-asian="normal" style:font-weight-complex="normal"/>
    </style:style>
    <style:style style:name="P22" style:family="paragraph" style:parent-style-name="Table_20_Contents">
      <style:paragraph-properties fo:text-align="justify" style:justify-single-word="false"/>
      <style:text-properties fo:font-weight="normal" officeooo:rsid="00115efc" officeooo:paragraph-rsid="00115efc" style:font-weight-asian="normal" style:font-weight-complex="normal"/>
    </style:style>
    <style:style style:name="P23" style:family="paragraph" style:parent-style-name="Table_20_Contents">
      <style:paragraph-properties fo:text-align="justify" style:justify-single-word="false"/>
      <style:text-properties fo:font-weight="normal" officeooo:rsid="00115efc" officeooo:paragraph-rsid="00160807" style:font-weight-asian="normal" style:font-weight-complex="normal"/>
    </style:style>
    <style:style style:name="P24" style:family="paragraph" style:parent-style-name="Table_20_Contents">
      <style:paragraph-properties fo:text-align="justify" style:justify-single-word="false"/>
      <style:text-properties fo:font-weight="normal" officeooo:rsid="00138fac" officeooo:paragraph-rsid="00138fac" style:font-weight-asian="normal" style:font-weight-complex="normal"/>
    </style:style>
    <style:style style:name="P25" style:family="paragraph" style:parent-style-name="Table_20_Contents">
      <style:paragraph-properties fo:text-align="justify" style:justify-single-word="false"/>
      <style:text-properties fo:font-weight="normal" officeooo:rsid="00138fac" officeooo:paragraph-rsid="00160807" style:font-weight-asian="normal" style:font-weight-complex="normal"/>
    </style:style>
    <style:style style:name="P26" style:family="paragraph" style:parent-style-name="Table_20_Contents">
      <style:paragraph-properties fo:text-align="justify" style:justify-single-word="false"/>
      <style:text-properties fo:font-weight="normal" officeooo:rsid="00144a7a" officeooo:paragraph-rsid="00144a7a" style:font-weight-asian="normal" style:font-weight-complex="normal"/>
    </style:style>
    <style:style style:name="P27" style:family="paragraph" style:parent-style-name="Table_20_Contents">
      <style:paragraph-properties fo:text-align="justify" style:justify-single-word="false"/>
      <style:text-properties style:text-underline-style="none" fo:font-weight="normal" style:font-weight-asian="normal" style:font-weight-complex="normal"/>
    </style:style>
    <style:style style:name="P28" style:family="paragraph" style:parent-style-name="Table_20_Contents">
      <style:paragraph-properties fo:text-align="justify" style:justify-single-word="false"/>
      <style:text-properties style:text-underline-style="none" fo:font-weight="normal" officeooo:paragraph-rsid="001542ca" style:font-weight-asian="normal" style:font-weight-complex="normal"/>
    </style:style>
    <style:style style:name="P29" style:family="paragraph" style:parent-style-name="Table_20_Contents">
      <style:text-properties officeooo:paragraph-rsid="00115efc"/>
    </style:style>
    <style:style style:name="P30" style:family="paragraph" style:parent-style-name="Table_20_Contents">
      <style:text-properties officeooo:paragraph-rsid="001542ca"/>
    </style:style>
    <style:style style:name="P31" style:family="paragraph" style:parent-style-name="Table_20_Contents">
      <style:text-properties officeooo:paragraph-rsid="00160807"/>
    </style:style>
    <style:style style:name="P32" style:family="paragraph" style:parent-style-name="Table_20_Contents">
      <style:text-properties officeooo:rsid="00115efc" officeooo:paragraph-rsid="00115efc"/>
    </style:style>
    <style:style style:name="P33" style:family="paragraph" style:parent-style-name="Table_20_Contents">
      <style:text-properties officeooo:rsid="00115efc" officeooo:paragraph-rsid="00160807"/>
    </style:style>
    <style:style style:name="P34" style:family="paragraph" style:parent-style-name="Table_20_Contents">
      <style:text-properties officeooo:rsid="00160807" officeooo:paragraph-rsid="00160807"/>
    </style:style>
    <style:style style:name="P35" style:family="paragraph" style:parent-style-name="Table_20_Contents">
      <style:text-properties officeooo:paragraph-rsid="001753b6"/>
    </style:style>
    <style:style style:name="P36" style:family="paragraph" style:parent-style-name="Standard">
      <style:paragraph-properties fo:margin-left="0cm" fo:margin-right="0cm" fo:margin-top="0cm" fo:margin-bottom="0cm" fo:line-height="100%" fo:text-indent="0cm" style:auto-text-indent="false" fo:break-before="auto" fo:break-after="auto"/>
    </style:style>
    <style:style style:name="P37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/>
    </style:style>
    <style:style style:name="P38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/>
      <style:text-properties officeooo:paragraph-rsid="00115efc"/>
    </style:style>
    <style:style style:name="P39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/>
      <style:text-properties officeooo:paragraph-rsid="001542ca"/>
    </style:style>
    <style:style style:name="P40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/>
      <style:text-properties officeooo:paragraph-rsid="00160807"/>
    </style:style>
    <style:style style:name="P41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/>
      <style:text-properties officeooo:paragraph-rsid="001753b6"/>
    </style:style>
    <style:style style:name="P42" style:family="paragraph" style:parent-style-name="Standard">
      <style:paragraph-properties fo:margin-left="0cm" fo:margin-right="0cm" fo:margin-top="0cm" fo:margin-bottom="0cm" fo:line-height="100%" fo:text-indent="0cm" style:auto-text-indent="false" fo:break-before="auto" fo:break-after="auto"/>
      <style:text-properties officeooo:paragraph-rsid="00115efc"/>
    </style:style>
    <style:style style:name="P43" style:family="paragraph" style:parent-style-name="Standard">
      <style:paragraph-properties fo:margin-left="0cm" fo:margin-right="0cm" fo:margin-top="0cm" fo:margin-bottom="0cm" fo:line-height="100%" fo:text-indent="0cm" style:auto-text-indent="false" fo:break-before="auto" fo:break-after="auto"/>
      <style:text-properties officeooo:paragraph-rsid="001542ca"/>
    </style:style>
    <style:style style:name="P44" style:family="paragraph" style:parent-style-name="Standard">
      <style:paragraph-properties fo:margin-left="0cm" fo:margin-right="0cm" fo:margin-top="0cm" fo:margin-bottom="0cm" fo:line-height="100%" fo:text-indent="0cm" style:auto-text-indent="false" fo:break-before="auto" fo:break-after="auto"/>
      <style:text-properties officeooo:paragraph-rsid="00160807"/>
    </style:style>
    <style:style style:name="P45" style:family="paragraph" style:parent-style-name="Standard">
      <style:paragraph-properties fo:margin-left="0cm" fo:margin-right="0cm" fo:margin-top="0cm" fo:margin-bottom="0cm" fo:line-height="100%" fo:text-indent="0cm" style:auto-text-indent="false" fo:break-before="auto" fo:break-after="auto"/>
      <style:text-properties officeooo:paragraph-rsid="001753b6"/>
    </style:style>
    <style:style style:name="P46" style:family="paragraph" style:parent-style-name="Standard">
      <style:text-properties officeooo:paragraph-rsid="00115efc"/>
    </style:style>
    <style:style style:name="P47" style:family="paragraph" style:parent-style-name="Standard">
      <style:text-properties officeooo:paragraph-rsid="001542ca"/>
    </style:style>
    <style:style style:name="P48" style:family="paragraph" style:parent-style-name="Standard">
      <style:text-properties officeooo:paragraph-rsid="00160807"/>
    </style:style>
    <style:style style:name="P49" style:family="paragraph" style:parent-style-name="Standard">
      <style:text-properties officeooo:paragraph-rsid="001753b6"/>
    </style:style>
    <style:style style:name="P50" style:family="paragraph" style:parent-style-name="Standard">
      <style:paragraph-properties fo:break-before="page"/>
      <style:text-properties officeooo:paragraph-rsid="00115efc"/>
    </style:style>
    <style:style style:name="P51" style:family="paragraph" style:parent-style-name="Standard">
      <style:paragraph-properties fo:break-before="page"/>
      <style:text-properties officeooo:paragraph-rsid="00160807"/>
    </style:style>
    <style:style style:name="P52" style:family="paragraph" style:parent-style-name="Standard">
      <style:text-properties officeooo:paragraph-rsid="00115efc"/>
    </style:style>
    <style:style style:name="P53" style:family="paragraph" style:parent-style-name="Standard">
      <style:text-properties officeooo:paragraph-rsid="0018d769"/>
    </style:style>
    <style:style style:name="P54" style:family="paragraph" style:parent-style-name="Standard">
      <style:paragraph-properties fo:break-before="page"/>
    </style:style>
    <style:style style:name="P55" style:family="paragraph" style:parent-style-name="Standard">
      <style:paragraph-properties fo:break-before="page"/>
      <style:text-properties officeooo:paragraph-rsid="00115efc"/>
    </style:style>
    <style:style style:name="P56" style:family="paragraph" style:parent-style-name="Standard">
      <style:paragraph-properties fo:break-before="page"/>
      <style:text-properties officeooo:paragraph-rsid="0018d769"/>
    </style:style>
    <style:style style:name="P57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/>
      <style:text-properties officeooo:paragraph-rsid="0018d769"/>
    </style:style>
    <style:style style:name="P58" style:family="paragraph" style:parent-style-name="Standard">
      <style:paragraph-properties fo:margin-left="0cm" fo:margin-right="0cm" fo:margin-top="0cm" fo:margin-bottom="0cm" fo:line-height="100%" fo:text-indent="0cm" style:auto-text-indent="false" fo:break-before="auto" fo:break-after="auto"/>
      <style:text-properties officeooo:paragraph-rsid="0018d769"/>
    </style:style>
    <style:style style:name="P59" style:family="paragraph" style:parent-style-name="Table_20_Contents">
      <style:paragraph-properties fo:text-align="center" style:justify-single-word="false"/>
      <style:text-properties fo:font-weight="bold" officeooo:paragraph-rsid="0018d769" style:font-weight-asian="bold" style:font-weight-complex="bold"/>
    </style:style>
    <style:style style:name="P60" style:family="paragraph" style:parent-style-name="Table_20_Contents">
      <style:paragraph-properties fo:text-align="justify" style:justify-single-word="false"/>
      <style:text-properties fo:font-weight="bold" officeooo:paragraph-rsid="0018d769" style:font-weight-asian="bold" style:font-weight-complex="bold"/>
    </style:style>
    <style:style style:name="P61" style:family="paragraph" style:parent-style-name="Table_20_Contents">
      <style:text-properties fo:font-weight="bold" officeooo:paragraph-rsid="0018d769" style:font-weight-asian="bold" style:font-weight-complex="bold"/>
    </style:style>
    <style:style style:name="P62" style:family="paragraph" style:parent-style-name="Table_20_Contents">
      <style:paragraph-properties fo:text-align="justify" style:justify-single-word="false"/>
      <style:text-properties fo:font-weight="normal" officeooo:paragraph-rsid="0018d769" style:font-weight-asian="normal" style:font-weight-complex="normal"/>
    </style:style>
    <style:style style:name="P63" style:family="paragraph" style:parent-style-name="Table_20_Contents">
      <style:paragraph-properties fo:text-align="justify" style:justify-single-word="false"/>
      <style:text-properties fo:font-weight="normal" officeooo:paragraph-rsid="0019bff0" style:font-weight-asian="normal" style:font-weight-complex="normal"/>
    </style:style>
    <style:style style:name="P64" style:family="paragraph" style:parent-style-name="Table_20_Contents">
      <style:text-properties officeooo:paragraph-rsid="0018d769"/>
    </style:style>
    <style:style style:name="P65" style:family="paragraph" style:parent-style-name="Table_20_Contents">
      <style:paragraph-properties fo:text-align="justify" style:justify-single-word="false"/>
      <style:text-properties officeooo:paragraph-rsid="0018d769"/>
    </style:style>
    <style:style style:name="P66" style:family="paragraph" style:parent-style-name="Table_20_Contents">
      <style:paragraph-properties fo:text-align="start" style:justify-single-word="false"/>
      <style:text-properties officeooo:paragraph-rsid="0018d769"/>
    </style:style>
    <style:style style:name="T1" style:family="text">
      <style:text-properties fo:color="#004586" style:font-name="URW Palladio L" fo:font-size="22pt" fo:font-weight="bold" style:font-size-asian="22pt" style:font-weight-asian="bold" style:font-size-complex="22pt" style:font-weight-complex="bold"/>
    </style:style>
    <style:style style:name="T2" style:family="text">
      <style:text-properties fo:color="#0084d1" style:font-name="FreeSans" fo:font-size="20pt" fo:font-weight="normal" style:font-size-asian="20pt" style:font-weight-asian="normal" style:font-size-complex="20pt" style:font-weight-complex="normal"/>
    </style:style>
    <style:style style:name="T3" style:family="text">
      <style:text-properties style:use-window-font-color="true" style:font-name="Liberation Serif" fo:font-size="12pt" fo:font-weight="normal" style:font-size-asian="12pt" style:font-weight-asian="normal" style:font-size-complex="12pt" style:font-weight-complex="normal"/>
    </style:style>
    <style:style style:name="T4" style:family="text">
      <style:text-properties officeooo:rsid="00115efc"/>
    </style:style>
    <style:style style:name="T5" style:family="text">
      <style:text-properties fo:font-style="italic" officeooo:rsid="00115efc" style:font-style-asian="italic" style:font-style-complex="italic"/>
    </style:style>
    <style:style style:name="T6" style:family="text">
      <style:text-properties officeooo:rsid="00144a7a"/>
    </style:style>
    <style:style style:name="T7" style:family="text">
      <style:text-properties officeooo:rsid="001542ca"/>
    </style:style>
    <style:style style:name="T8" style:family="text">
      <style:text-properties officeooo:rsid="00160807"/>
    </style:style>
    <style:style style:name="T9" style:family="text">
      <style:text-properties officeooo:rsid="001753b6"/>
    </style:style>
    <style:style style:name="T10" style:family="text">
      <style:text-properties officeooo:rsid="0017e527"/>
    </style:style>
    <style:style style:name="T11" style:family="text">
      <style:text-properties officeooo:rsid="0018d769"/>
    </style:style>
    <style:style style:name="T12" style:family="text">
      <style:text-properties officeooo:rsid="0019bff0"/>
    </style:style>
    <style:style style:name="T13" style:family="text">
      <style:text-properties officeooo:rsid="0019e81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3" table:style-name="Tabla3">
        <table:table-column table:style-name="Tabla3.A" table:number-columns-repeated="3"/>
        <table:table-column table:style-name="Tabla3.D"/>
        <table:table-row>
          <table:table-cell table:style-name="Tabla3.A1" office:value-type="string">
            <text:p text:style-name="P1">Empresa</text:p>
          </table:table-cell>
          <table:table-cell table:style-name="Tabla3.A1" table:number-columns-spanned="2" office:value-type="string">
            <text:p text:style-name="P37"><text:span text:style-name="Default_20_Paragraph_20_Font"><text:span text:style-name="T3">Empresa de transporte masivo integrado.</text:span></text:span></text:p>
          </table:table-cell>
          <table:covered-table-cell/>
          <table:table-cell table:style-name="Tabla3.D1" office:value-type="string">
            <text:p text:style-name="P36"><text:span text:style-name="Default_20_Paragraph_20_Font"><text:span text:style-name="T1">S</text:span></text:span><text:span text:style-name="Default_20_Paragraph_20_Font"><text:span text:style-name="T2">IGETI</text:span></text:span></text:p>
          </table:table-cell>
        </table:table-row>
        <table:table-row>
          <table:table-cell table:style-name="Tabla3.A2" office:value-type="string">
            <text:p text:style-name="P1">Nombre del caso de uso</text:p>
          </table:table-cell>
          <table:table-cell table:style-name="Tabla3.B2" table:number-columns-spanned="3" office:value-type="string">
            <text:p text:style-name="Table_20_Contents">Realizar Solicitud.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1">Código</text:p>
          </table:table-cell>
          <table:table-cell table:style-name="Tabla3.B2" table:number-columns-spanned="3" office:value-type="string">
            <text:p text:style-name="Table_20_Contents">Reclamos.0<text:span text:style-name="T7">1</text:span>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1">Creado por</text:p>
          </table:table-cell>
          <table:table-cell table:style-name="Tabla3.A2" office:value-type="string">
            <text:p text:style-name="Table_20_Contents">María Andrea Cruz</text:p>
          </table:table-cell>
          <table:table-cell table:style-name="Tabla3.A2" office:value-type="string">
            <text:p text:style-name="P1">Fecha de creación</text:p>
          </table:table-cell>
          <table:table-cell table:style-name="Tabla3.B2" office:value-type="string">
            <text:p text:style-name="Table_20_Contents">22 de Septiembre de 2011</text:p>
          </table:table-cell>
        </table:table-row>
        <table:table-row>
          <table:table-cell table:style-name="Tabla3.A2" office:value-type="string">
            <text:p text:style-name="P1">Actualizado por</text:p>
          </table:table-cell>
          <table:table-cell table:style-name="Tabla3.A2" office:value-type="string">
            <text:p text:style-name="Table_20_Contents">---.----</text:p>
          </table:table-cell>
          <table:table-cell table:style-name="Tabla3.A2" office:value-type="string">
            <text:p text:style-name="P1">Fecha de Actualización</text:p>
          </table:table-cell>
          <table:table-cell table:style-name="Tabla3.B2" office:value-type="string">
            <text:p text:style-name="Table_20_Contents">----.----</text:p>
          </table:table-cell>
        </table:table-row>
        <table:table-row>
          <table:table-cell table:style-name="Tabla3.A2" office:value-type="string">
            <text:p text:style-name="P1">Descripción</text:p>
          </table:table-cell>
          <table:table-cell table:style-name="Tabla3.B2" table:number-columns-spanned="3" office:value-type="string">
            <text:p text:style-name="Table_20_Contents">Permite realizar solicitud o reclamo con respecto al sistema de transporte.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1">Actores</text:p>
          </table:table-cell>
          <table:table-cell table:style-name="Tabla3.A2" office:value-type="string">
            <text:p text:style-name="Table_20_Contents">Operador , Pasajero</text:p>
          </table:table-cell>
          <table:table-cell table:style-name="Tabla3.A2" office:value-type="string">
            <text:p text:style-name="Table_20_Contents"/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P1">Precondiciones</text:p>
          </table:table-cell>
          <table:table-cell table:style-name="Tabla3.B2" table:number-columns-spanned="3" office:value-type="string">
            <text:p text:style-name="Table_20_Contents">El Operador debe haber ingresado al sistema SIGETI.</text:p>
          </table:table-cell>
          <table:covered-table-cell/>
          <table:covered-table-cell/>
        </table:table-row>
        <table:table-row>
          <table:table-cell table:style-name="Tabla3.B2" table:number-columns-spanned="4" office:value-type="string">
            <text:p text:style-name="P2">Flujo Normal</text:p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2" office:value-type="string">
            <text:p text:style-name="P2">Actor</text:p>
          </table:table-cell>
          <table:covered-table-cell/>
          <table:table-cell table:style-name="Tabla3.B2" table:number-columns-spanned="2" office:value-type="string">
            <text:p text:style-name="P2">Sistema</text:p>
          </table:table-cell>
          <table:covered-table-cell/>
        </table:table-row>
        <table:table-row>
          <table:table-cell table:style-name="Tabla3.A2" table:number-columns-spanned="2" office:value-type="string">
            <text:p text:style-name="P16">1. El caso de uso inicia cuando el pasajero se acerca al operador e impone un reclamo.</text:p>
          </table:table-cell>
          <table:covered-table-cell/>
          <table:table-cell table:style-name="Tabla3.B2" table:number-columns-spanned="2" office:value-type="string">
            <text:p text:style-name="P16">3. El sistema despliega en la pantalla las opciones de reclamos/solicitudes, entre ellas realizar solicitud o reclamo.</text:p>
          </table:table-cell>
          <table:covered-table-cell/>
        </table:table-row>
        <table:table-row>
          <table:table-cell table:style-name="Tabla3.A2" table:number-columns-spanned="2" office:value-type="string">
            <text:p text:style-name="P16">2. El operador ingresa a la opción de reclamos/solicitud.</text:p>
          </table:table-cell>
          <table:covered-table-cell/>
          <table:table-cell table:style-name="Tabla3.B2" table:number-columns-spanned="2" office:value-type="string">
            <text:p text:style-name="P16">5. El sistema despliega en pantalla los campos motivo, observación, nombre del pasajero.</text:p>
          </table:table-cell>
          <table:covered-table-cell/>
        </table:table-row>
        <table:table-row>
          <table:table-cell table:style-name="Tabla3.A2" table:number-columns-spanned="2" office:value-type="string">
            <text:p text:style-name="P27">4. El operador selecciona la opción realizar solicitud o reclamo.</text:p>
          </table:table-cell>
          <table:covered-table-cell/>
          <table:table-cell table:style-name="Tabla3.B2" table:number-columns-spanned="2" office:value-type="string">
            <text:p text:style-name="P16">7. El caso de uso finaliza cuando el sistema ingresa los datos en la base de datos con estado de solicitud “en proceso”.</text:p>
          </table:table-cell>
          <table:covered-table-cell/>
        </table:table-row>
        <table:table-row>
          <table:table-cell table:style-name="Tabla3.A2" table:number-columns-spanned="2" office:value-type="string">
            <text:p text:style-name="P27">6. El operador solicita los datos al pasajero, y luego ingresa estos en los campos. Finalmente da clic en registrar.</text:p>
          </table:table-cell>
          <table:covered-table-cell/>
          <table:table-cell table:style-name="Tabla3.B2" table:number-columns-spanned="2" office:value-type="string">
            <text:p text:style-name="P16"/>
          </table:table-cell>
          <table:covered-table-cell/>
        </table:table-row>
        <table:table-row>
          <table:table-cell table:style-name="Tabla3.B2" table:number-columns-spanned="4" office:value-type="string">
            <text:p text:style-name="P2">Flujo Alternativo</text:p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2" office:value-type="string">
            <text:p text:style-name="P16">6.a. El operador deja vacío alguno de los campos solicitados.</text:p>
          </table:table-cell>
          <table:covered-table-cell/>
          <table:table-cell table:style-name="Tabla3.B2" table:number-columns-spanned="2" office:value-type="string">
            <text:p text:style-name="P16">7.a. El sistema muestra una notificación de error y pide de nuevo los datos.</text:p>
          </table:table-cell>
          <table:covered-table-cell/>
        </table:table-row>
        <table:table-row>
          <table:table-cell table:style-name="Tabla3.A2" table:number-columns-spanned="2" office:value-type="string">
            <text:p text:style-name="P16">8.a. El operador ingresa correctamente los datos y da clic en registrar.</text:p>
          </table:table-cell>
          <table:covered-table-cell/>
          <table:table-cell table:style-name="Tabla3.B2" table:number-columns-spanned="2" office:value-type="string">
            <text:p text:style-name="P16">8.a. El caso de uso finaliza cuando el sistema agrega la información del nuevo reclamo a la base de datos.</text:p>
          </table:table-cell>
          <table:covered-table-cell/>
        </table:table-row>
        <table:table-row>
          <table:table-cell table:style-name="Tabla3.A2" table:number-columns-spanned="2" office:value-type="string">
            <text:p text:style-name="P16"/>
          </table:table-cell>
          <table:covered-table-cell/>
          <table:table-cell table:style-name="Tabla3.B2" table:number-columns-spanned="2" office:value-type="string">
            <text:p text:style-name="P16"/>
          </table:table-cell>
          <table:covered-table-cell/>
        </table:table-row>
        <table:table-row>
          <table:table-cell table:style-name="Tabla3.A2" office:value-type="string">
            <text:p text:style-name="P7">Poscondiciones</text:p>
          </table:table-cell>
          <table:table-cell table:style-name="Tabla3.B2" table:number-columns-spanned="3" office:value-type="string">
            <text:p text:style-name="P16">El nuevo reclamo queda guardado en la base de datos.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7">Excepciones</text:p>
          </table:table-cell>
          <table:table-cell table:style-name="Tabla3.B2" table:number-columns-spanned="3" office:value-type="string">
            <text:p text:style-name="P16">Que el sistema presente fallos en la base de datos, o que se pierda la conexión a la intranet del sistema de transporte masivo mientras se realiza la transacción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4" table:style-name="Tabla4">
        <table:table-column table:style-name="Tabla4.A" table:number-columns-repeated="3"/>
        <table:table-column table:style-name="Tabla4.D"/>
        <text:soft-page-break/>
        <table:table-row>
          <table:table-cell table:style-name="Tabla4.A1" office:value-type="string">
            <text:p text:style-name="P1">Empresa</text:p>
          </table:table-cell>
          <table:table-cell table:style-name="Tabla4.A1" table:number-columns-spanned="2" office:value-type="string">
            <text:p text:style-name="P37"><text:span text:style-name="Default_20_Paragraph_20_Font"><text:span text:style-name="T3">Empresa de transporte masivo integrado.</text:span></text:span></text:p>
          </table:table-cell>
          <table:covered-table-cell/>
          <table:table-cell table:style-name="Tabla4.D1" office:value-type="string">
            <text:p text:style-name="P36"><text:span text:style-name="Default_20_Paragraph_20_Font"><text:span text:style-name="T1">S</text:span></text:span><text:span text:style-name="Default_20_Paragraph_20_Font"><text:span text:style-name="T2">IGETI</text:span></text:span></text:p>
          </table:table-cell>
        </table:table-row>
        <table:table-row>
          <table:table-cell table:style-name="Tabla4.A2" office:value-type="string">
            <text:p text:style-name="P1">Nombre del caso de uso</text:p>
          </table:table-cell>
          <table:table-cell table:style-name="Tabla4.B2" table:number-columns-spanned="3" office:value-type="string">
            <text:p text:style-name="Table_20_Contents">Generar ticket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1">Código</text:p>
          </table:table-cell>
          <table:table-cell table:style-name="Tabla4.B2" table:number-columns-spanned="3" office:value-type="string">
            <text:p text:style-name="Table_20_Contents">Reclamos.02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1">Creado por</text:p>
          </table:table-cell>
          <table:table-cell table:style-name="Tabla4.A2" office:value-type="string">
            <text:p text:style-name="Table_20_Contents">María Andrea Cruz</text:p>
          </table:table-cell>
          <table:table-cell table:style-name="Tabla4.A2" office:value-type="string">
            <text:p text:style-name="P1">Fecha de creación</text:p>
          </table:table-cell>
          <table:table-cell table:style-name="Tabla4.B2" office:value-type="string">
            <text:p text:style-name="Table_20_Contents">22 de Septiembre de 2011</text:p>
          </table:table-cell>
        </table:table-row>
        <table:table-row>
          <table:table-cell table:style-name="Tabla4.A2" office:value-type="string">
            <text:p text:style-name="P1">Actualizado por</text:p>
          </table:table-cell>
          <table:table-cell table:style-name="Tabla4.A2" office:value-type="string">
            <text:p text:style-name="Table_20_Contents">---.----</text:p>
          </table:table-cell>
          <table:table-cell table:style-name="Tabla4.A2" office:value-type="string">
            <text:p text:style-name="P1">Fecha de Actualización</text:p>
          </table:table-cell>
          <table:table-cell table:style-name="Tabla4.B2" office:value-type="string">
            <text:p text:style-name="Table_20_Contents">----.----</text:p>
          </table:table-cell>
        </table:table-row>
        <table:table-row>
          <table:table-cell table:style-name="Tabla4.A2" office:value-type="string">
            <text:p text:style-name="P1">Descripción</text:p>
          </table:table-cell>
          <table:table-cell table:style-name="Tabla4.B2" table:number-columns-spanned="3" office:value-type="string">
            <text:p text:style-name="Table_20_Contents">Genera ticket para identificar una solicitud o reclamo.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1">Actores</text:p>
          </table:table-cell>
          <table:table-cell table:style-name="Tabla4.A2" office:value-type="string">
            <text:p text:style-name="Table_20_Contents">Operador , Pasajero</text:p>
          </table:table-cell>
          <table:table-cell table:style-name="Tabla4.A2" office:value-type="string">
            <text:p text:style-name="Table_20_Contents"/>
          </table:table-cell>
          <table:table-cell table:style-name="Tabla4.B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P1">Precondiciones</text:p>
          </table:table-cell>
          <table:table-cell table:style-name="Tabla4.B2" table:number-columns-spanned="3" office:value-type="string">
            <text:p text:style-name="Table_20_Contents">El Operador debe haber ingresado al sistema SIGETI, y se debe haber terminado de realizar una solicitud o reclamo.</text:p>
          </table:table-cell>
          <table:covered-table-cell/>
          <table:covered-table-cell/>
        </table:table-row>
        <table:table-row>
          <table:table-cell table:style-name="Tabla4.B2" table:number-columns-spanned="4" office:value-type="string">
            <text:p text:style-name="P2">Flujo Normal</text:p>
          </table:table-cell>
          <table:covered-table-cell/>
          <table:covered-table-cell/>
          <table:covered-table-cell/>
        </table:table-row>
        <table:table-row>
          <table:table-cell table:style-name="Tabla4.A2" table:number-columns-spanned="2" office:value-type="string">
            <text:p text:style-name="P2">Actor</text:p>
          </table:table-cell>
          <table:covered-table-cell/>
          <table:table-cell table:style-name="Tabla4.B2" table:number-columns-spanned="2" office:value-type="string">
            <text:p text:style-name="P2">Sistema</text:p>
          </table:table-cell>
          <table:covered-table-cell/>
        </table:table-row>
        <table:table-row>
          <table:table-cell table:style-name="Tabla4.A2" table:number-columns-spanned="2" office:value-type="string">
            <text:p text:style-name="P16">3. El caso de uso finaliza cuando el auxiliar da clic en aceptar y notifica al pasajero del número de ticket con el que quedo registrada su solicitud o reclamo y la <text:span text:style-name="T10">información</text:span> del mismo.</text:p>
          </table:table-cell>
          <table:covered-table-cell/>
          <table:table-cell table:style-name="Tabla4.B2" table:number-columns-spanned="2" office:value-type="string">
            <text:p text:style-name="P16">1. El caso de uso inicia cuando el sistema muestra en pantalla la notificación de realizar el reclamo.</text:p>
          </table:table-cell>
          <table:covered-table-cell/>
        </table:table-row>
        <table:table-row>
          <table:table-cell table:style-name="Tabla4.A2" table:number-columns-spanned="2" office:value-type="string">
            <text:p text:style-name="P16"/>
          </table:table-cell>
          <table:covered-table-cell/>
          <table:table-cell table:style-name="Tabla4.B2" table:number-columns-spanned="2" office:value-type="string">
            <text:p text:style-name="P16">2. El sistema muestra en pantalla el ticket que identifica la solicitud o reclamo con la información del mismo, motivo, <text:span text:style-name="T10">observaciones</text:span>, nombre del pasajero, estación donde se levanto el reclamo y auxiliar que registro la solicitud o reclamo.</text:p>
          </table:table-cell>
          <table:covered-table-cell/>
        </table:table-row>
        <table:table-row>
          <table:table-cell table:style-name="Tabla4.B2" table:number-columns-spanned="4" office:value-type="string">
            <text:p text:style-name="P2">Flujo Alternativo</text:p>
          </table:table-cell>
          <table:covered-table-cell/>
          <table:covered-table-cell/>
          <table:covered-table-cell/>
        </table:table-row>
        <table:table-row>
          <table:table-cell table:style-name="Tabla4.A2" office:value-type="string">
            <text:p text:style-name="P7">Poscondiciones</text:p>
          </table:table-cell>
          <table:table-cell table:style-name="Tabla4.B2" table:number-columns-spanned="3" office:value-type="string">
            <text:p text:style-name="P16">El usuario conoce el ticket con el cual podrá consultar el estado de su solicitud o reclamo.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7">Excepciones</text:p>
          </table:table-cell>
          <table:table-cell table:style-name="Tabla4.B2" table:number-columns-spanned="3" office:value-type="string">
            <text:p text:style-name="P16">Que el sistema presente fallos en la base de datos, o que se pierda la conexión a la intranet del sistema de transporte masivo mientras se realiza la transacción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P54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5">Empresa</text:p>
          </table:table-cell>
          <table:table-cell table:style-name="Table1.A1" table:number-columns-spanned="2" office:value-type="string">
            <text:p text:style-name="P41"><text:span text:style-name="Default_20_Paragraph_20_Font"><text:span text:style-name="T3">Empresa de transporte masivo integrado.</text:span></text:span></text:p>
          </table:table-cell>
          <table:covered-table-cell/>
          <table:table-cell table:style-name="Table1.D1" office:value-type="string">
            <text:p text:style-name="P45"><text:span text:style-name="Default_20_Paragraph_20_Font"><text:span text:style-name="T1">S</text:span></text:span><text:span text:style-name="Default_20_Paragraph_20_Font"><text:span text:style-name="T2">IGETI</text:span></text:span></text:p>
          </table:table-cell>
        </table:table-row>
        <table:table-row>
          <table:table-cell table:style-name="Table1.A2" office:value-type="string">
            <text:p text:style-name="P15">Nombre del caso de uso</text:p>
          </table:table-cell>
          <table:table-cell table:style-name="Table1.B2" table:number-columns-spanned="3" office:value-type="string">
            <text:p text:style-name="P35">Consultar estado de la solicitud por Ticket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15">Código</text:p>
          </table:table-cell>
          <table:table-cell table:style-name="Table1.B2" table:number-columns-spanned="3" office:value-type="string">
            <text:p text:style-name="P35">Reclamos.0<text:span text:style-name="T9">3</text:span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15">Creado por</text:p>
          </table:table-cell>
          <table:table-cell table:style-name="Table1.A2" office:value-type="string">
            <text:p text:style-name="P35">Yerminson Gonzalez Muñoz</text:p>
          </table:table-cell>
          <table:table-cell table:style-name="Table1.A2" office:value-type="string">
            <text:p text:style-name="P15">Fecha de creación</text:p>
          </table:table-cell>
          <table:table-cell table:style-name="Table1.B2" office:value-type="string">
            <text:p text:style-name="P35">26 de Septiembre de 2011</text:p>
          </table:table-cell>
        </table:table-row>
        <table:table-row>
          <table:table-cell table:style-name="Table1.A2" office:value-type="string">
            <text:p text:style-name="P15">Actualizado por</text:p>
          </table:table-cell>
          <table:table-cell table:style-name="Table1.A2" office:value-type="string">
            <text:p text:style-name="P35">---.----</text:p>
          </table:table-cell>
          <table:table-cell table:style-name="Table1.A2" office:value-type="string">
            <text:p text:style-name="P15">Fecha de Actualización</text:p>
          </table:table-cell>
          <table:table-cell table:style-name="Table1.B2" office:value-type="string">
            <text:p text:style-name="P35">----.----</text:p>
          </table:table-cell>
        </table:table-row>
        <table:table-row>
          <table:table-cell table:style-name="Table1.A2" office:value-type="string">
            <text:p text:style-name="P15">Descripción</text:p>
          </table:table-cell>
          <table:table-cell table:style-name="Table1.B2" table:number-columns-spanned="3" office:value-type="string">
            <text:p text:style-name="P35">Permite consultar el estado de una solicitud realizado por un usuario con el numero de tiket que se le asigno a ese reclamo.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15">Actores</text:p>
          </table:table-cell>
          <table:table-cell table:style-name="Table1.A2" office:value-type="string">
            <text:p text:style-name="P35">Pasajero,Sistema</text:p>
          </table:table-cell>
          <table:table-cell table:style-name="Table1.A2" office:value-type="string">
            <text:p text:style-name="P35"/>
          </table:table-cell>
          <table:table-cell table:style-name="Table1.B2" office:value-type="string">
            <text:p text:style-name="P35"/>
          </table:table-cell>
        </table:table-row>
        <table:table-row>
          <table:table-cell table:style-name="Table1.A2" office:value-type="string">
            <text:p text:style-name="P15">Precondiciones</text:p>
          </table:table-cell>
          <table:table-cell table:style-name="Table1.B2" table:number-columns-spanned="3" office:value-type="string">
            <text:p text:style-name="P35">El pasajero debe de tener el numero de ticket correspondiente a la solicitud o reclamo que se ha realizado, estar en una <text:span text:style-name="T10">estación</text:span> o tener acceso a internet.</text:p>
          </table:table-cell>
          <table:covered-table-cell/>
          <table:covered-table-cell/>
        </table:table-row>
        <table:table-row>
          <table:table-cell table:style-name="Table1.B2" table:number-columns-spanned="4" office:value-type="string">
            <text:p text:style-name="P6">Flujo Normal</text:p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p text:style-name="P6">Actor</text:p>
          </table:table-cell>
          <table:covered-table-cell/>
          <table:table-cell table:style-name="Table1.B2" table:number-columns-spanned="2" office:value-type="string">
            <text:p text:style-name="P6">Sistema</text:p>
          </table:table-cell>
          <table:covered-table-cell/>
        </table:table-row>
        <table:table-row>
          <table:table-cell table:style-name="Table1.A2" table:number-columns-spanned="2" office:value-type="string">
            <text:p text:style-name="P21">1. El caso de uso inicia cuando el pasajero dentro de una estación o desde su casa <text:span text:style-name="T10">vía</text:span> internet, con el numero correspondiente <text:s/>a la solicitud o reclamo selecciona la opci<text:span text:style-name="T10">ó</text:span>n de consultar estado de solicitud.</text:p>
          </table:table-cell>
          <table:covered-table-cell/>
          <table:table-cell table:style-name="Table1.B2" table:number-columns-spanned="2" office:value-type="string">
            <text:p text:style-name="P21">2. El sistema le responde al usuario con una interfaz que le permite <text:span text:style-name="T10">ingresar</text:span> al usuario el numero del ticket correspondiente con el cual se identifica su solicitud o reclamo.</text:p>
          </table:table-cell>
          <table:covered-table-cell/>
        </table:table-row>
        <table:table-row>
          <table:table-cell table:style-name="Table1.A2" table:number-columns-spanned="2" office:value-type="string">
            <text:p text:style-name="P21">3. El pasajero <text:span text:style-name="T10">ingresa</text:span> el numero correspondiente al ticket de su solicitud o reclamo y procede a presionar el bot<text:span text:style-name="T10">ó</text:span>n de consultar estado de la solicitud.</text:p>
          </table:table-cell>
          <table:covered-table-cell/>
          <table:table-cell table:style-name="Table1.B2" table:number-columns-spanned="2" office:value-type="string">
            <text:p text:style-name="P21">4. El sistema le responde con una interfaz que muestra una descripci<text:span text:style-name="T10">ó</text:span>n detallada de cada uno de los datos de la solicitud como son: Descripción, Fecha del Reclamo o Solicitud, Pasajero, Motivo y la estaci<text:span text:style-name="T10">ó</text:span>n donde se genero. A parte de estos campos incluye campos relacionados con la atenci<text:span text:style-name="T10">ó</text:span>n por parte del operador como la medida(una acci<text:span text:style-name="T10">ó</text:span>n a seguir como :Llamar al pasajero,hablar con el conductor,arreglar un daño, entre otras.) y el estado(Iniciado,En Proceso, Solucionado) <text:s/>en el que se encuentra la solicitud o reclamo.</text:p>
          </table:table-cell>
          <table:covered-table-cell/>
        </table:table-row>
        <table:table-row>
          <table:table-cell table:style-name="Table1.A2" table:number-columns-spanned="2" office:value-type="string">
            <text:p text:style-name="P21">5. El caso de uso finaliza cuando el usuario selecciona salir de la interfaz donde <text:span text:style-name="T10">están</text:span> los detalles lo que indica que ya verifico la <text:span text:style-name="T10">información</text:span> correspondiente <text:s/>a su solicitud o reclamo.</text:p>
          </table:table-cell>
          <table:covered-table-cell/>
          <table:table-cell table:style-name="Table1.B2" table:number-columns-spanned="2" office:value-type="string">
            <text:p text:style-name="P21"/>
          </table:table-cell>
          <table:covered-table-cell/>
        </table:table-row>
        <table:table-row>
          <table:table-cell table:style-name="Table1.B2" table:number-columns-spanned="4" office:value-type="string">
            <text:p text:style-name="P6">Flujo Alternativo</text:p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p text:style-name="P21">3.a El pasajero <text:span text:style-name="T10">ingresa</text:span> el numero correspondiente al ticket de su solicitud o reclamo de manera incorrecta y p<text:span text:style-name="T10">r</text:span>ocede a presionar el <text:span text:style-name="T10">botón</text:span> de <text:soft-page-break/>consultar estado de la solicitud.</text:p>
          </table:table-cell>
          <table:covered-table-cell/>
          <table:table-cell table:style-name="Table1.B2" table:number-columns-spanned="2" office:value-type="string">
            <text:p text:style-name="P21">4.a El sistema le responde con un <text:s/>mensaje de aviso <text:span text:style-name="T10">informándole</text:span> que el numero del ticket no es correcto y que por lo tanto no se han encontrado <text:soft-page-break/>resultados para esta consulta.</text:p>
          </table:table-cell>
          <table:covered-table-cell/>
        </table:table-row>
        <table:table-row>
          <table:table-cell table:style-name="Table1.A2" table:number-columns-spanned="2" office:value-type="string">
            <text:p text:style-name="P21">5.a El pasajero acepta el mensaje que le avisa que no se ha podido consultar de manera correcta la <text:span text:style-name="T10">información</text:span> correspondiente la solicitud o el reclamo.</text:p>
          </table:table-cell>
          <table:covered-table-cell/>
          <table:table-cell table:style-name="Table1.B2" table:number-columns-spanned="2" office:value-type="string">
            <text:p text:style-name="P21"/>
          </table:table-cell>
          <table:covered-table-cell/>
        </table:table-row>
        <table:table-row>
          <table:table-cell table:style-name="Table1.A2" office:value-type="string">
            <text:p text:style-name="P11">Poscondiciones</text:p>
          </table:table-cell>
          <table:table-cell table:style-name="Table1.B2" table:number-columns-spanned="3" office:value-type="string">
            <text:p text:style-name="P21">El usuario conoce la medida que ha tomado el operador y el estado en el que se encuentra la solicitud o reclamo <text:span text:style-name="T10">así</text:span> mismo la <text:span text:style-name="T10">información</text:span> correspondiente a lo que el usuario registro en la <text:span text:style-name="T10">estación</text:span> .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11">Excepciones</text:p>
          </table:table-cell>
          <table:table-cell table:style-name="Table1.B2" table:number-columns-spanned="3" office:value-type="string">
            <text:p text:style-name="P21">Que el sistema presente fallos en la base de datos, o que se pierda la conexión a internet al sistema de transporte masivo mientras se realiza la consulta.</text:p>
          </table:table-cell>
          <table:covered-table-cell/>
          <table:covered-table-cell/>
        </table:table-row>
      </table:table>
      <text:p text:style-name="P49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56"/>
      <table:table table:name="Tabla1" table:style-name="Tabla1">
        <table:table-column table:style-name="Tabla1.A" table:number-columns-repeated="3"/>
        <table:table-column table:style-name="Tabla1.D"/>
        <table:table-row>
          <table:table-cell table:style-name="Tabla1.A1" office:value-type="string">
            <text:p text:style-name="P61">Empresa</text:p>
          </table:table-cell>
          <table:table-cell table:style-name="Tabla1.A1" table:number-columns-spanned="2" office:value-type="string">
            <text:p text:style-name="P57"><text:span text:style-name="Default_20_Paragraph_20_Font"><text:span text:style-name="T3">Empresa de transporte masivo integrado.</text:span></text:span></text:p>
          </table:table-cell>
          <table:covered-table-cell/>
          <table:table-cell table:style-name="Tabla1.D1" office:value-type="string">
            <text:p text:style-name="P58"><text:span text:style-name="Default_20_Paragraph_20_Font"><text:span text:style-name="T1">S</text:span></text:span><text:span text:style-name="Default_20_Paragraph_20_Font"><text:span text:style-name="T2">IGETI</text:span></text:span></text:p>
          </table:table-cell>
        </table:table-row>
        <table:table-row>
          <table:table-cell table:style-name="Tabla1.A2" office:value-type="string">
            <text:p text:style-name="P61">Nombre del caso de uso</text:p>
          </table:table-cell>
          <table:table-cell table:style-name="Tabla1.B2" table:number-columns-spanned="3" office:value-type="string">
            <text:p text:style-name="P64">Consultar todas las solicitudes <text:s/>o reclamos.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61">Código</text:p>
          </table:table-cell>
          <table:table-cell table:style-name="Tabla1.B2" table:number-columns-spanned="3" office:value-type="string">
            <text:p text:style-name="P64">Reclamos.0<text:span text:style-name="T11">4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61">Creado por</text:p>
          </table:table-cell>
          <table:table-cell table:style-name="Tabla1.A2" office:value-type="string">
            <text:p text:style-name="P64">Yerminson Gonzalez Muñoz</text:p>
          </table:table-cell>
          <table:table-cell table:style-name="Tabla1.A2" office:value-type="string">
            <text:p text:style-name="P61">Fecha de creación</text:p>
          </table:table-cell>
          <table:table-cell table:style-name="Tabla1.B2" office:value-type="string">
            <text:p text:style-name="P64">2<text:span text:style-name="T11">0</text:span> de Septiembre de 2011</text:p>
          </table:table-cell>
        </table:table-row>
        <table:table-row>
          <table:table-cell table:style-name="Tabla1.A2" office:value-type="string">
            <text:p text:style-name="P61">Actualizado por</text:p>
          </table:table-cell>
          <table:table-cell table:style-name="Tabla1.A2" office:value-type="string">
            <text:p text:style-name="P64">Luis Felipe Vargas</text:p>
          </table:table-cell>
          <table:table-cell table:style-name="Tabla1.A2" office:value-type="string">
            <text:p text:style-name="P61">Fecha de Actualización</text:p>
          </table:table-cell>
          <table:table-cell table:style-name="Tabla1.B2" office:value-type="string">
            <text:p text:style-name="P66">2<text:span text:style-name="T11">0</text:span> de Septiembre de 2011</text:p>
          </table:table-cell>
        </table:table-row>
        <table:table-row>
          <table:table-cell table:style-name="Tabla1.A2" office:value-type="string">
            <text:p text:style-name="P61">Descripción</text:p>
          </table:table-cell>
          <table:table-cell table:style-name="Tabla1.B2" table:number-columns-spanned="3" office:value-type="string">
            <text:p text:style-name="P64">Permite consultar todas las solicitudes por parte de un operador que se encuentran <text:s/>en una estación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61">Actores</text:p>
          </table:table-cell>
          <table:table-cell table:style-name="Tabla1.A2" office:value-type="string">
            <text:p text:style-name="P64">Operador,Sistema</text:p>
          </table:table-cell>
          <table:table-cell table:style-name="Tabla1.A2" office:value-type="string">
            <text:p text:style-name="P64"/>
          </table:table-cell>
          <table:table-cell table:style-name="Tabla1.B2" office:value-type="string">
            <text:p text:style-name="P64"/>
          </table:table-cell>
        </table:table-row>
        <table:table-row>
          <table:table-cell table:style-name="Tabla1.A2" office:value-type="string">
            <text:p text:style-name="P61">Precondiciones</text:p>
          </table:table-cell>
          <table:table-cell table:style-name="Tabla1.B2" table:number-columns-spanned="3" office:value-type="string">
            <text:p text:style-name="P65">El <text:span text:style-name="T12">O</text:span>perador debe <text:span text:style-name="T12">haber ingresado al</text:span> sistema y tener acceso a la red interna del sistema de transporte masivo.</text:p>
          </table:table-cell>
          <table:covered-table-cell/>
          <table:covered-table-cell/>
        </table:table-row>
        <table:table-row>
          <table:table-cell table:style-name="Tabla1.B2" table:number-columns-spanned="4" office:value-type="string">
            <text:p text:style-name="P59">Flujo Normal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string">
            <text:p text:style-name="P59">Actor</text:p>
          </table:table-cell>
          <table:covered-table-cell/>
          <table:table-cell table:style-name="Tabla1.B2" table:number-columns-spanned="2" office:value-type="string">
            <text:p text:style-name="P59">Sistema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62">1. El caso de uso inicia cuando el operador de la <text:span text:style-name="T12">estación</text:span> selecciona la <text:span text:style-name="T12">opción</text:span> de consultar todas las solicitudes .</text:p>
          </table:table-cell>
          <table:covered-table-cell/>
          <table:table-cell table:style-name="Tabla1.B2" table:number-columns-spanned="2" office:value-type="string">
            <text:p text:style-name="P62">2. El sistema le responde con una interfaz que le permite filtrar las solicitudes de acuerdo a estado, si esta en proceso, iniciado, o terminado y <text:span text:style-name="T12">también</text:span> de acuerdo al pasajero que realizo la solicitud.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62">3. <text:span text:style-name="T13">E</text:span>l operador elige el <text:s/>filtro.</text:p>
          </table:table-cell>
          <table:covered-table-cell/>
          <table:table-cell table:style-name="Tabla1.B2" table:number-columns-spanned="2" office:value-type="string">
            <text:p text:style-name="P62">4.El sistema muestra en una ventana el resultado de la consulta <text:s/>que realizo y el caso de uso finaliza.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62"/>
          </table:table-cell>
          <table:covered-table-cell/>
          <table:table-cell table:style-name="Tabla1.B2" table:number-columns-spanned="2" office:value-type="string">
            <text:p text:style-name="P62"/>
          </table:table-cell>
          <table:covered-table-cell/>
        </table:table-row>
        <table:table-row>
          <table:table-cell table:style-name="Tabla1.B2" table:number-columns-spanned="4" office:value-type="string">
            <text:p text:style-name="P59">Flujo Alternativ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string">
            <text:p text:style-name="P62">3.<text:span text:style-name="T13">a</text:span> <text:span text:style-name="T13">E</text:span>l <text:span text:style-name="T13">O</text:span>perador elige el filtro.</text:p>
          </table:table-cell>
          <table:covered-table-cell/>
          <table:table-cell table:style-name="Tabla1.B2" table:number-columns-spanned="2" office:value-type="string">
            <text:p text:style-name="P62"><text:span text:style-name="T13">4</text:span>.<text:span text:style-name="T13">a</text:span> La consulta no arroja resultados, se muestra una ventana con el mensaje de que la consulta no arrojo resultados.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62"/>
          </table:table-cell>
          <table:covered-table-cell/>
          <table:table-cell table:style-name="Tabla1.B2" table:number-columns-spanned="2" office:value-type="string">
            <text:p text:style-name="P62"/>
          </table:table-cell>
          <table:covered-table-cell/>
        </table:table-row>
        <table:table-row>
          <table:table-cell table:style-name="Tabla1.A2" office:value-type="string">
            <text:p text:style-name="P60">Poscondiciones</text:p>
          </table:table-cell>
          <table:table-cell table:style-name="Tabla1.B2" table:number-columns-spanned="3" office:value-type="string">
            <text:p text:style-name="P63"><text:span text:style-name="T12">No se afecta el estado del sistema.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60">Excepciones</text:p>
          </table:table-cell>
          <table:table-cell table:style-name="Tabla1.B2" table:number-columns-spanned="3" office:value-type="string">
            <text:p text:style-name="P62">Que el sistema presente fallos en la base de datos, o que se pierda la conexión a internet al sistema de transporte masivo mientras se realiza la consulta.</text:p>
          </table:table-cell>
          <table:covered-table-cell/>
          <table:covered-table-cell/>
        </table:table-row>
      </table:table>
      <text:p text:style-name="P53"/>
      <text:p text:style-name="P50"/>
      <text:p text:style-name="P47"/>
      <table:table table:name="Tabla2" table:style-name="Tabla2">
        <table:table-column table:style-name="Tabla2.A" table:number-columns-repeated="3"/>
        <table:table-column table:style-name="Tabla2.D"/>
        <table:table-row>
          <table:table-cell table:style-name="Tabla2.A1" office:value-type="string">
            <text:p text:style-name="P13">Empresa</text:p>
          </table:table-cell>
          <table:table-cell table:style-name="Tabla2.A1" table:number-columns-spanned="2" office:value-type="string">
            <text:p text:style-name="P39"><text:span text:style-name="Default_20_Paragraph_20_Font"><text:span text:style-name="T3">Empresa de transporte masivo integrado.</text:span></text:span></text:p>
          </table:table-cell>
          <table:covered-table-cell/>
          <table:table-cell table:style-name="Tabla2.D1" office:value-type="string">
            <text:p text:style-name="P43"><text:span text:style-name="Default_20_Paragraph_20_Font"><text:span text:style-name="T1">S</text:span></text:span><text:span text:style-name="Default_20_Paragraph_20_Font"><text:span text:style-name="T2">IGETI</text:span></text:span></text:p>
          </table:table-cell>
        </table:table-row>
        <table:table-row>
          <table:table-cell table:style-name="Tabla2.A2" office:value-type="string">
            <text:p text:style-name="P13">Nombre del caso de uso</text:p>
          </table:table-cell>
          <table:table-cell table:style-name="Tabla2.B2" table:number-columns-spanned="3" office:value-type="string">
            <text:p text:style-name="P30">Agregar medida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3">Código</text:p>
          </table:table-cell>
          <table:table-cell table:style-name="Tabla2.B2" table:number-columns-spanned="3" office:value-type="string">
            <text:p text:style-name="P30">Reclamos.0<text:span text:style-name="T7">5</text:span>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3">Creado por</text:p>
          </table:table-cell>
          <table:table-cell table:style-name="Tabla2.A2" office:value-type="string">
            <text:p text:style-name="P30">María Andrea Cruz</text:p>
          </table:table-cell>
          <table:table-cell table:style-name="Tabla2.A2" office:value-type="string">
            <text:p text:style-name="P13">Fecha de creación</text:p>
          </table:table-cell>
          <table:table-cell table:style-name="Tabla2.B2" office:value-type="string">
            <text:p text:style-name="P30">21 de Septiembre de 2011</text:p>
          </table:table-cell>
        </table:table-row>
        <table:table-row>
          <table:table-cell table:style-name="Tabla2.A2" office:value-type="string">
            <text:p text:style-name="P13">Actualizado por</text:p>
          </table:table-cell>
          <table:table-cell table:style-name="Tabla2.A2" office:value-type="string">
            <text:p text:style-name="P30">Cristian Ríos</text:p>
          </table:table-cell>
          <table:table-cell table:style-name="Tabla2.A2" office:value-type="string">
            <text:p text:style-name="P13">Fecha de Actualización</text:p>
          </table:table-cell>
          <table:table-cell table:style-name="Tabla2.B2" office:value-type="string">
            <text:p text:style-name="P30">22 de Septiembre de 2001</text:p>
          </table:table-cell>
        </table:table-row>
        <table:table-row>
          <table:table-cell table:style-name="Tabla2.A2" office:value-type="string">
            <text:p text:style-name="P13">Actualizado por</text:p>
          </table:table-cell>
          <table:table-cell table:style-name="Tabla2.A2" office:value-type="string">
            <text:p text:style-name="P30">Edgar Moncada</text:p>
          </table:table-cell>
          <table:table-cell table:style-name="Tabla2.A2" office:value-type="string">
            <text:p text:style-name="P13">Fecha de Actualización</text:p>
          </table:table-cell>
          <table:table-cell table:style-name="Tabla2.B2" office:value-type="string">
            <text:p text:style-name="P30">22 de Septiembre de 2001</text:p>
          </table:table-cell>
        </table:table-row>
        <table:table-row>
          <table:table-cell table:style-name="Tabla2.A2" office:value-type="string">
            <text:p text:style-name="P13">Descripción</text:p>
          </table:table-cell>
          <table:table-cell table:style-name="Tabla2.B2" table:number-columns-spanned="3" office:value-type="string">
            <text:p text:style-name="P30">Permite modificar la información relacionada con la tarjeta.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3">Actores</text:p>
          </table:table-cell>
          <table:table-cell table:style-name="Tabla2.A2" office:value-type="string">
            <text:p text:style-name="P30">Operador </text:p>
          </table:table-cell>
          <table:table-cell table:style-name="Tabla2.A2" office:value-type="string">
            <text:p text:style-name="P30"/>
          </table:table-cell>
          <table:table-cell table:style-name="Tabla2.B2" office:value-type="string">
            <text:p text:style-name="P30"/>
          </table:table-cell>
        </table:table-row>
        <table:table-row>
          <table:table-cell table:style-name="Tabla2.A2" office:value-type="string">
            <text:p text:style-name="P13">Precondiciones</text:p>
          </table:table-cell>
          <table:table-cell table:style-name="Tabla2.B2" table:number-columns-spanned="3" office:value-type="string">
            <text:p text:style-name="P30">El Operador debe haber ingresado al sistema SIGETI.</text:p>
          </table:table-cell>
          <table:covered-table-cell/>
          <table:covered-table-cell/>
        </table:table-row>
        <table:table-row>
          <table:table-cell table:style-name="Tabla2.B2" table:number-columns-spanned="4" office:value-type="string">
            <text:p text:style-name="P4">Flujo Normal</text:p>
          </table:table-cell>
          <table:covered-table-cell/>
          <table:covered-table-cell/>
          <table:covered-table-cell/>
        </table:table-row>
        <table:table-row>
          <table:table-cell table:style-name="Tabla2.A2" table:number-columns-spanned="2" office:value-type="string">
            <text:p text:style-name="P4">Actor</text:p>
          </table:table-cell>
          <table:covered-table-cell/>
          <table:table-cell table:style-name="Tabla2.B2" table:number-columns-spanned="2" office:value-type="string">
            <text:p text:style-name="P4">Sistema</text:p>
          </table:table-cell>
          <table:covered-table-cell/>
        </table:table-row>
        <table:table-row>
          <table:table-cell table:style-name="Tabla2.A2" table:number-columns-spanned="2" office:value-type="string">
            <text:p text:style-name="P19">1. El caso de uso inicia cuando el Operador <text:s/>selecciona la opción de agregar medida al momento de tomar medida para una solicitud.</text:p>
          </table:table-cell>
          <table:covered-table-cell/>
          <table:table-cell table:style-name="Tabla2.B2" table:number-columns-spanned="2" office:value-type="string">
            <text:p text:style-name="P19">2. El sistema despliega en la pantalla la ventana con los campos nombre, y descripción.</text:p>
          </table:table-cell>
          <table:covered-table-cell/>
        </table:table-row>
        <table:table-row>
          <table:table-cell table:style-name="Tabla2.A2" table:number-columns-spanned="2" office:value-type="string">
            <text:p text:style-name="P19">2. El Operador ingresa la información solicitada y da clic en aceptar. </text:p>
          </table:table-cell>
          <table:covered-table-cell/>
          <table:table-cell table:style-name="Tabla2.B2" table:number-columns-spanned="2" office:value-type="string">
            <text:p text:style-name="P19">3. El sistema agrega la nueva medida a la base de datos.</text:p>
          </table:table-cell>
          <table:covered-table-cell/>
        </table:table-row>
        <table:table-row>
          <table:table-cell table:style-name="Tabla2.A2" table:number-columns-spanned="2" office:value-type="string">
            <text:p text:style-name="P28"/>
          </table:table-cell>
          <table:covered-table-cell/>
          <table:table-cell table:style-name="Tabla2.B2" table:number-columns-spanned="2" office:value-type="string">
            <text:p text:style-name="P19">4. El caso de uso finaliza cuando el sistema muestra en la lista de medidas a tomar la nueva medida ingresada.</text:p>
          </table:table-cell>
          <table:covered-table-cell/>
        </table:table-row>
        <table:table-row>
          <table:table-cell table:style-name="Tabla2.B2" table:number-columns-spanned="4" office:value-type="string">
            <text:p text:style-name="P4">Flujo Alternativo</text:p>
          </table:table-cell>
          <table:covered-table-cell/>
          <table:covered-table-cell/>
          <table:covered-table-cell/>
        </table:table-row>
        <table:table-row>
          <table:table-cell table:style-name="Tabla2.A2" table:number-columns-spanned="2" office:value-type="string">
            <text:p text:style-name="P19">2.a. El operador deja vacío alguno de los campos solicitados.</text:p>
          </table:table-cell>
          <table:covered-table-cell/>
          <table:table-cell table:style-name="Tabla2.B2" table:number-columns-spanned="2" office:value-type="string">
            <text:p text:style-name="P19">3.a. El sistema muestra una notificación de error y pide de nuevo los datos.</text:p>
          </table:table-cell>
          <table:covered-table-cell/>
        </table:table-row>
        <table:table-row>
          <table:table-cell table:style-name="Tabla2.A2" table:number-columns-spanned="2" office:value-type="string">
            <text:p text:style-name="P19">4.a. El operador ingresa correctamente los datos y da clic en aceptar.</text:p>
          </table:table-cell>
          <table:covered-table-cell/>
          <table:table-cell table:style-name="Tabla2.B2" table:number-columns-spanned="2" office:value-type="string">
            <text:p text:style-name="P19">5.a. El sistema agrega la nueva medida a la base de datos.</text:p>
          </table:table-cell>
          <table:covered-table-cell/>
        </table:table-row>
        <table:table-row>
          <table:table-cell table:style-name="Tabla2.A2" table:number-columns-spanned="2" office:value-type="string">
            <text:p text:style-name="P19"/>
          </table:table-cell>
          <table:covered-table-cell/>
          <table:table-cell table:style-name="Tabla2.B2" table:number-columns-spanned="2" office:value-type="string">
            <text:p text:style-name="P19">6.a. El caso de uso finaliza cuando el sistema muestra en la lista de medidas a tomar la nueva medida ingresada.</text:p>
          </table:table-cell>
          <table:covered-table-cell/>
        </table:table-row>
        <table:table-row>
          <table:table-cell table:style-name="Tabla2.A2" office:value-type="string">
            <text:p text:style-name="P9">Poscondiciones</text:p>
          </table:table-cell>
          <table:table-cell table:style-name="Tabla2.B2" table:number-columns-spanned="3" office:value-type="string">
            <text:p text:style-name="P19">La nueva medida queda guardada en la base de datos y disponible en la lista de selección de medidas a tomar.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9">Excepciones</text:p>
          </table:table-cell>
          <table:table-cell table:style-name="Tabla2.B2" table:number-columns-spanned="3" office:value-type="string">
            <text:p text:style-name="P19">Que el sistema presente fallos en la base de datos, o que se pierda la conexión a la intranet del sistema de transporte masivo mientras se realiza la transacción.</text:p>
          </table:table-cell>
          <table:covered-table-cell/>
          <table:covered-table-cell/>
        </table:table-row>
      </table:table>
      <text:p text:style-name="P47"/>
      <text:p text:style-name="P50"/>
      <table:table table:name="Tabla5" table:style-name="Tabla5">
        <table:table-column table:style-name="Tabla5.A" table:number-columns-repeated="3"/>
        <table:table-column table:style-name="Tabla5.D"/>
        <table:table-row>
          <table:table-cell table:style-name="Tabla5.A1" office:value-type="string">
            <text:p text:style-name="P12">Empresa</text:p>
          </table:table-cell>
          <table:table-cell table:style-name="Tabla5.A1" table:number-columns-spanned="2" office:value-type="string">
            <text:p text:style-name="P38"><text:span text:style-name="Default_20_Paragraph_20_Font"><text:span text:style-name="T3">Empresa de transporte masivo integrado.</text:span></text:span></text:p>
          </table:table-cell>
          <table:covered-table-cell/>
          <table:table-cell table:style-name="Tabla5.D1" office:value-type="string">
            <text:p text:style-name="P42"><text:span text:style-name="Default_20_Paragraph_20_Font"><text:span text:style-name="T1">S</text:span></text:span><text:span text:style-name="Default_20_Paragraph_20_Font"><text:span text:style-name="T2">IGETI</text:span></text:span></text:p>
          </table:table-cell>
        </table:table-row>
        <table:table-row>
          <table:table-cell table:style-name="Tabla5.A2" office:value-type="string">
            <text:p text:style-name="P12">Nombre del caso de uso</text:p>
          </table:table-cell>
          <table:table-cell table:style-name="Tabla5.B2" table:number-columns-spanned="3" office:value-type="string">
            <text:p text:style-name="P32">Cambiar Estado de Solicutud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12">Código</text:p>
          </table:table-cell>
          <table:table-cell table:style-name="Tabla5.B2" table:number-columns-spanned="3" office:value-type="string">
            <text:p text:style-name="P29">Reclamos.0<text:span text:style-name="T7">6</text:span>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12">Creado por</text:p>
          </table:table-cell>
          <table:table-cell table:style-name="Tabla5.A2" office:value-type="string">
            <text:p text:style-name="P32">Edgar Andrés Moncada</text:p>
          </table:table-cell>
          <table:table-cell table:style-name="Tabla5.A2" office:value-type="string">
            <text:p text:style-name="P12">Fecha de creación</text:p>
          </table:table-cell>
          <table:table-cell table:style-name="Tabla5.B2" office:value-type="string">
            <text:p text:style-name="P29">22 de Septiembre de 2011</text:p>
          </table:table-cell>
        </table:table-row>
        <table:table-row>
          <table:table-cell table:style-name="Tabla5.A2" office:value-type="string">
            <text:p text:style-name="P12">Actualizado por</text:p>
          </table:table-cell>
          <table:table-cell table:style-name="Tabla5.A2" office:value-type="string">
            <text:p text:style-name="P29"/>
          </table:table-cell>
          <table:table-cell table:style-name="Tabla5.A2" office:value-type="string">
            <text:p text:style-name="P12">Fecha de Actualización</text:p>
          </table:table-cell>
          <table:table-cell table:style-name="Tabla5.B2" office:value-type="string">
            <text:p text:style-name="P29"/>
          </table:table-cell>
        </table:table-row>
        <table:table-row>
          <table:table-cell table:style-name="Tabla5.A2" office:value-type="string">
            <text:p text:style-name="P12">Descripción</text:p>
          </table:table-cell>
          <table:table-cell table:style-name="Tabla5.B2" table:number-columns-spanned="3" office:value-type="string">
            <text:p text:style-name="P29"><text:span text:style-name="T4">Cambiar el estado de los casos generados por las solicitudes de los pasajeros. Los estados son I</text:span><text:span text:style-name="T5">niciado</text:span><text:span text:style-name="T4">, </text:span><text:span text:style-name="T5">en</text:span><text:span text:style-name="T4"> </text:span><text:span text:style-name="T5">Proceso</text:span><text:span text:style-name="T4"> y </text:span><text:span text:style-name="T5">Solucionado</text:span><text:span text:style-name="T4">.</text:span>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12">Actores</text:p>
          </table:table-cell>
          <table:table-cell table:style-name="Tabla5.A2" office:value-type="string">
            <text:p text:style-name="P29">Operador</text:p>
          </table:table-cell>
          <table:table-cell table:style-name="Tabla5.A2" office:value-type="string">
            <text:p text:style-name="P29"/>
          </table:table-cell>
          <table:table-cell table:style-name="Tabla5.B2" office:value-type="string">
            <text:p text:style-name="P29"/>
          </table:table-cell>
        </table:table-row>
        <table:table-row>
          <table:table-cell table:style-name="Tabla5.A2" office:value-type="string">
            <text:p text:style-name="P12">Precondiciones</text:p>
          </table:table-cell>
          <table:table-cell table:style-name="Tabla5.B2" table:number-columns-spanned="3" office:value-type="string">
            <text:p text:style-name="P29">El Operador debe haber ingresado al sistema SIGETI.</text:p>
          </table:table-cell>
          <table:covered-table-cell/>
          <table:covered-table-cell/>
        </table:table-row>
        <table:table-row>
          <table:table-cell table:style-name="Tabla5.B2" table:number-columns-spanned="4" office:value-type="string">
            <text:p text:style-name="P3">Flujo Normal</text:p>
          </table:table-cell>
          <table:covered-table-cell/>
          <table:covered-table-cell/>
          <table:covered-table-cell/>
        </table:table-row>
        <table:table-row>
          <table:table-cell table:style-name="Tabla5.A2" table:number-columns-spanned="2" office:value-type="string">
            <text:p text:style-name="P3">Actor</text:p>
          </table:table-cell>
          <table:covered-table-cell/>
          <table:table-cell table:style-name="Tabla5.B2" table:number-columns-spanned="2" office:value-type="string">
            <text:p text:style-name="P3">Sistema</text:p>
          </table:table-cell>
          <table:covered-table-cell/>
        </table:table-row>
        <table:table-row>
          <table:table-cell table:style-name="Tabla5.A2" table:number-columns-spanned="2" office:value-type="string">
            <text:p text:style-name="P17"><text:span text:style-name="T4">1.</text:span> El caso de uso <text:span text:style-name="T4">inicia cuando el Operador selecciona la opción de <text:s/>Solucionar Solicitudes de Reclamos.</text:span></text:p>
          </table:table-cell>
          <table:covered-table-cell/>
          <table:table-cell table:style-name="Tabla5.B2" table:number-columns-spanned="2" office:value-type="string">
            <text:p text:style-name="P17"><text:span text:style-name="T4">2</text:span>. El <text:span text:style-name="T4">sistema despliega una interfaz mostrando una lista de los diferentes reclamos que se han generado con la opción de búsqueda o filtro, </text:span><text:span text:style-name="T8">adición de medidas a tomar</text:span><text:span text:style-name="T4"> y cambiar el estado de la solicitud.</text:span></text:p>
          </table:table-cell>
          <table:covered-table-cell/>
        </table:table-row>
        <table:table-row>
          <table:table-cell table:style-name="Tabla5.A2" table:number-columns-spanned="2" office:value-type="string">
            <text:p text:style-name="P22">3. El Operador selecciona alguna de las solicitudes y selecciona la opción cambiar estado de la solicitud.</text:p>
          </table:table-cell>
          <table:covered-table-cell/>
          <table:table-cell table:style-name="Tabla5.B2" table:number-columns-spanned="2" office:value-type="string">
            <text:p text:style-name="P22">4. El sistema despliega una lista desplegable para seleccionar entre los 3 estados para la solicitud.</text:p>
          </table:table-cell>
          <table:covered-table-cell/>
        </table:table-row>
        <table:table-row>
          <table:table-cell table:style-name="Tabla5.A2" table:number-columns-spanned="2" office:value-type="string">
            <text:p text:style-name="P22">5. El Operador selecciona el estado al que quiere cambiar la solicitud.</text:p>
          </table:table-cell>
          <table:covered-table-cell/>
          <table:table-cell table:style-name="Tabla5.B2" table:number-columns-spanned="2" office:value-type="string">
            <text:p text:style-name="P22">6. El sistema mostrará un mensaje informando si desea guardar los cambios realizados.</text:p>
          </table:table-cell>
          <table:covered-table-cell/>
        </table:table-row>
        <table:table-row>
          <table:table-cell table:style-name="Tabla5.A2" table:number-columns-spanned="2" office:value-type="string">
            <text:p text:style-name="P18"><text:span text:style-name="T4">7. El operador confirma la operación </text:span><text:span text:style-name="T6">y</text:span><text:span text:style-name="T4"> el caso de uso termina.</text:span></text:p>
          </table:table-cell>
          <table:covered-table-cell/>
          <table:table-cell table:style-name="Tabla5.B2" table:number-columns-spanned="2" office:value-type="string">
            <text:p text:style-name="P24">8. El sistema almacena los cambios realizados.</text:p>
          </table:table-cell>
          <table:covered-table-cell/>
        </table:table-row>
        <table:table-row>
          <table:table-cell table:style-name="Tabla5.B2" table:number-columns-spanned="4" office:value-type="string">
            <text:p text:style-name="P3">Flujo Alternativo</text:p>
          </table:table-cell>
          <table:covered-table-cell/>
          <table:covered-table-cell/>
          <table:covered-table-cell/>
        </table:table-row>
        <table:table-row>
          <table:table-cell table:style-name="Tabla5.A2" table:number-columns-spanned="2" office:value-type="string">
            <text:p text:style-name="P24">7.a. El Operador no confirma la operación.</text:p>
          </table:table-cell>
          <table:covered-table-cell/>
          <table:table-cell table:style-name="Tabla5.B2" table:number-columns-spanned="2" office:value-type="string">
            <text:p text:style-name="P24">8.a. El Sistema no guarda los cambios realizados.</text:p>
          </table:table-cell>
          <table:covered-table-cell/>
        </table:table-row>
        <table:table-row>
          <table:table-cell table:style-name="Tabla5.A2" office:value-type="string">
            <text:p text:style-name="P8">Poscondiciones</text:p>
          </table:table-cell>
          <table:table-cell table:style-name="Tabla5.B2" table:number-columns-spanned="3" office:value-type="string">
            <text:p text:style-name="P26">El Sistema almacenara el cambio de estado de la solicitud seleccionada.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8">Excepciones</text:p>
          </table:table-cell>
          <table:table-cell table:style-name="Tabla5.B2" table:number-columns-spanned="3" office:value-type="string">
            <text:p text:style-name="P17">Que el sistema presente fallos en la base de datos, o que se pierda la conexión a la intranet del sistema de transporte masivo mientras se realiza <text:span text:style-name="T6">el proceso</text:span>.</text:p>
          </table:table-cell>
          <table:covered-table-cell/>
          <table:covered-table-cell/>
        </table:table-row>
      </table:table>
      <text:p text:style-name="P46"/>
      <text:p text:style-name="P51"/>
      <table:table table:name="Tabla6" table:style-name="Tabla6">
        <table:table-column table:style-name="Tabla6.A" table:number-columns-repeated="3"/>
        <table:table-column table:style-name="Tabla6.D"/>
        <table:table-row>
          <table:table-cell table:style-name="Tabla6.A1" office:value-type="string">
            <text:p text:style-name="P14">Empresa</text:p>
          </table:table-cell>
          <table:table-cell table:style-name="Tabla6.A1" table:number-columns-spanned="2" office:value-type="string">
            <text:p text:style-name="P40"><text:span text:style-name="Default_20_Paragraph_20_Font"><text:span text:style-name="T3">Empresa de transporte masivo integrado.</text:span></text:span></text:p>
          </table:table-cell>
          <table:covered-table-cell/>
          <table:table-cell table:style-name="Tabla6.D1" office:value-type="string">
            <text:p text:style-name="P44"><text:span text:style-name="Default_20_Paragraph_20_Font"><text:span text:style-name="T1">S</text:span></text:span><text:span text:style-name="Default_20_Paragraph_20_Font"><text:span text:style-name="T2">IGETI</text:span></text:span></text:p>
          </table:table-cell>
        </table:table-row>
        <table:table-row>
          <table:table-cell table:style-name="Tabla6.A2" office:value-type="string">
            <text:p text:style-name="P14">Nombre del caso de uso</text:p>
          </table:table-cell>
          <table:table-cell table:style-name="Tabla6.B2" table:number-columns-spanned="3" office:value-type="string">
            <text:p text:style-name="P34">Tomar Medida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14">Código</text:p>
          </table:table-cell>
          <table:table-cell table:style-name="Tabla6.B2" table:number-columns-spanned="3" office:value-type="string">
            <text:p text:style-name="P31">Reclamos.0<text:span text:style-name="T8">7</text:span>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14">Creado por</text:p>
          </table:table-cell>
          <table:table-cell table:style-name="Tabla6.A2" office:value-type="string">
            <text:p text:style-name="P33">Edgar Andrés Moncada</text:p>
          </table:table-cell>
          <table:table-cell table:style-name="Tabla6.A2" office:value-type="string">
            <text:p text:style-name="P14">Fecha de creación</text:p>
          </table:table-cell>
          <table:table-cell table:style-name="Tabla6.B2" office:value-type="string">
            <text:p text:style-name="P31">22 de Septiembre de 2011</text:p>
          </table:table-cell>
        </table:table-row>
        <table:table-row>
          <table:table-cell table:style-name="Tabla6.A2" office:value-type="string">
            <text:p text:style-name="P14">Actualizado por</text:p>
          </table:table-cell>
          <table:table-cell table:style-name="Tabla6.A2" office:value-type="string">
            <text:p text:style-name="P31"/>
          </table:table-cell>
          <table:table-cell table:style-name="Tabla6.A2" office:value-type="string">
            <text:p text:style-name="P14">Fecha de Actualización</text:p>
          </table:table-cell>
          <table:table-cell table:style-name="Tabla6.B2" office:value-type="string">
            <text:p text:style-name="P31"/>
          </table:table-cell>
        </table:table-row>
        <table:table-row>
          <table:table-cell table:style-name="Tabla6.A2" office:value-type="string">
            <text:p text:style-name="P14">Descripción</text:p>
          </table:table-cell>
          <table:table-cell table:style-name="Tabla6.B2" table:number-columns-spanned="3" office:value-type="string">
            <text:p text:style-name="P34">Asignar las medidas que se tomarán para cada una de las diferentes solicitudes.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14">Actores</text:p>
          </table:table-cell>
          <table:table-cell table:style-name="Tabla6.A2" office:value-type="string">
            <text:p text:style-name="P31">Operador</text:p>
          </table:table-cell>
          <table:table-cell table:style-name="Tabla6.A2" office:value-type="string">
            <text:p text:style-name="P31"/>
          </table:table-cell>
          <table:table-cell table:style-name="Tabla6.B2" office:value-type="string">
            <text:p text:style-name="P31"/>
          </table:table-cell>
        </table:table-row>
        <table:table-row>
          <table:table-cell table:style-name="Tabla6.A2" office:value-type="string">
            <text:p text:style-name="P14">Precondiciones</text:p>
          </table:table-cell>
          <table:table-cell table:style-name="Tabla6.B2" table:number-columns-spanned="3" office:value-type="string">
            <text:p text:style-name="P31">El Operador debe haber ingresado al sistema SIGETI.</text:p>
          </table:table-cell>
          <table:covered-table-cell/>
          <table:covered-table-cell/>
        </table:table-row>
        <table:table-row>
          <table:table-cell table:style-name="Tabla6.B2" table:number-columns-spanned="4" office:value-type="string">
            <text:p text:style-name="P5">Flujo Normal</text:p>
          </table:table-cell>
          <table:covered-table-cell/>
          <table:covered-table-cell/>
          <table:covered-table-cell/>
        </table:table-row>
        <table:table-row>
          <table:table-cell table:style-name="Tabla6.A2" table:number-columns-spanned="2" office:value-type="string">
            <text:p text:style-name="P5">Actor</text:p>
          </table:table-cell>
          <table:covered-table-cell/>
          <table:table-cell table:style-name="Tabla6.B2" table:number-columns-spanned="2" office:value-type="string">
            <text:p text:style-name="P5">Sistema</text:p>
          </table:table-cell>
          <table:covered-table-cell/>
        </table:table-row>
        <table:table-row>
          <table:table-cell table:style-name="Tabla6.A2" table:number-columns-spanned="2" office:value-type="string">
            <text:p text:style-name="P20"><text:span text:style-name="T4">1.</text:span> El caso de uso <text:span text:style-name="T4">inicia cuando el Operador selecciona la opción de <text:s/>Solucionar Solicitudes de Reclamos.</text:span></text:p>
          </table:table-cell>
          <table:covered-table-cell/>
          <table:table-cell table:style-name="Tabla6.B2" table:number-columns-spanned="2" office:value-type="string">
            <text:p text:style-name="P20"><text:span text:style-name="T4">2</text:span>. El <text:span text:style-name="T4">sistema despliega una interfaz mostrando una lista de los diferentes reclamos que se han generado con la opción de búsqueda o filtro, </text:span><text:span text:style-name="T8">adición </text:span><text:span text:style-name="T4">de medidas </text:span><text:span text:style-name="T8">a tomar</text:span><text:span text:style-name="T4"> y cambiar el estado de la solicitud.</text:span></text:p>
          </table:table-cell>
          <table:covered-table-cell/>
        </table:table-row>
        <table:table-row>
          <table:table-cell table:style-name="Tabla6.A2" table:number-columns-spanned="2" office:value-type="string">
            <text:p text:style-name="P20"><text:span text:style-name="T4">3. El Operador selecciona alguna de las solicitudes y selecciona la opción <text:s/></text:span><text:span text:style-name="T8">adición </text:span><text:span text:style-name="T4">de medidas </text:span><text:span text:style-name="T8">a tomar.</text:span></text:p>
          </table:table-cell>
          <table:covered-table-cell/>
          <table:table-cell table:style-name="Tabla6.B2" table:number-columns-spanned="2" office:value-type="string">
            <text:p text:style-name="P20"><text:span text:style-name="T4">4. El sistema despliega una </text:span><text:span text:style-name="T8">interfaz donde con las opciones para buscar y seleccionar las medidas que están registradas en el sistema.</text:span></text:p>
          </table:table-cell>
          <table:covered-table-cell/>
        </table:table-row>
        <table:table-row>
          <table:table-cell table:style-name="Tabla6.A2" table:number-columns-spanned="2" office:value-type="string">
            <text:p text:style-name="P20"><text:span text:style-name="T4">5. El Operador selecciona </text:span><text:span text:style-name="T8">las medidas que usará para solucionar la solicitud y selecciona la opción de aceptar</text:span><text:span text:style-name="T4">.</text:span></text:p>
          </table:table-cell>
          <table:covered-table-cell/>
          <table:table-cell table:style-name="Tabla6.B2" table:number-columns-spanned="2" office:value-type="string">
            <text:p text:style-name="P23">6. El sistema mostrará un mensaje informando si desea guardar los cambios realizados.</text:p>
          </table:table-cell>
          <table:covered-table-cell/>
        </table:table-row>
        <table:table-row>
          <table:table-cell table:style-name="Tabla6.A2" table:number-columns-spanned="2" office:value-type="string">
            <text:p text:style-name="P20"><text:span text:style-name="T4">7. El operador confirma la operación </text:span><text:span text:style-name="T6">y</text:span><text:span text:style-name="T4"> el caso de uso termina.</text:span></text:p>
          </table:table-cell>
          <table:covered-table-cell/>
          <table:table-cell table:style-name="Tabla6.B2" table:number-columns-spanned="2" office:value-type="string">
            <text:p text:style-name="P25">8. El sistema almacena los cambios realizados.</text:p>
          </table:table-cell>
          <table:covered-table-cell/>
        </table:table-row>
        <table:table-row>
          <table:table-cell table:style-name="Tabla6.B2" table:number-columns-spanned="4" office:value-type="string">
            <text:p text:style-name="P5">Flujo Alternativo</text:p>
          </table:table-cell>
          <table:covered-table-cell/>
          <table:covered-table-cell/>
          <table:covered-table-cell/>
        </table:table-row>
        <table:table-row>
          <table:table-cell table:style-name="Tabla6.A2" table:number-columns-spanned="2" office:value-type="string">
            <text:p text:style-name="P25">7.a. El Operador no confirma la operación.</text:p>
          </table:table-cell>
          <table:covered-table-cell/>
          <table:table-cell table:style-name="Tabla6.B2" table:number-columns-spanned="2" office:value-type="string">
            <text:p text:style-name="P25">8.a. El Sistema no guarda los cambios realizados.</text:p>
          </table:table-cell>
          <table:covered-table-cell/>
        </table:table-row>
        <table:table-row>
          <table:table-cell table:style-name="Tabla6.A2" office:value-type="string">
            <text:p text:style-name="P10">Poscondiciones</text:p>
          </table:table-cell>
          <table:table-cell table:style-name="Tabla6.B2" table:number-columns-spanned="3" office:value-type="string">
            <text:p text:style-name="P20"><text:span text:style-name="T6">El Sistema almacenara </text:span><text:span text:style-name="T8">las nuevas medidas que se tomarán para la solicitud seleccionada</text:span><text:span text:style-name="T6">.</text:span>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10">Excepciones</text:p>
          </table:table-cell>
          <table:table-cell table:style-name="Tabla6.B2" table:number-columns-spanned="3" office:value-type="string">
            <text:p text:style-name="P20">Que el sistema presente fallos en la base de datos, o que se pierda la conexión a la intranet del sistema de transporte masivo mientras se realiza <text:span text:style-name="T6">el proceso</text:span>.</text:p>
          </table:table-cell>
          <table:covered-table-cell/>
          <table:covered-table-cell/>
        </table:table-row>
      </table:table>
      <text:p text:style-name="P48"/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URW Palladio L" svg:font-family="'URW Palladio L'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ristian Lopez</meta:initial-creator>
    <meta:creation-date>2011-09-21T23:51:08</meta:creation-date>
    <dc:date>2011-09-26T15:27:14</dc:date>
    <meta:editing-duration>PT03H30M54S</meta:editing-duration>
    <meta:editing-cycles>43</meta:editing-cycles>
    <meta:generator>OpenOffice.org/3.2$Linux OpenOffice.org_project/320m19$Build-9505</meta:generator>
    <dc:creator>MoNKi </dc:creator>
    <meta:document-statistic meta:table-count="7" meta:image-count="0" meta:object-count="0" meta:page-count="8" meta:paragraph-count="261" meta:word-count="2004" meta:character-count="11994"/>
    <meta:user-defined meta:name="Información 1"/>
    <meta:user-defined meta:name="Información 2"/>
    <meta:user-defined meta:name="Información 3"/>
    <meta:user-defined meta:name="Información 4"/>
  </office:meta>
</office:document-meta>
</file>